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var devsite-code-font-family" svg:font-family="'var devsite-code-font-family'"/>
  </office:font-face-decls>
  <office:automatic-styles>
    <style:style style:name="P1" style:family="paragraph" style:parent-style-name="Heading_20_2">
      <style:paragraph-properties fo:margin-left="0cm" fo:margin-right="0cm" fo:margin-top="0.529cm" fo:margin-bottom="0cm" style:contextual-spacing="false" fo:orphans="2" fo:widows="2" fo:text-indent="0cm" style:auto-text-indent="false" fo:padding="0cm" fo:border="none"/>
    </style:style>
    <style:style style:name="P2" style:family="paragraph" style:parent-style-name="Heading_20_2">
      <style:paragraph-properties fo:margin-left="0cm" fo:margin-right="0cm" fo:margin-top="0.529cm" fo:margin-bottom="0cm" style:contextual-spacing="false" fo:orphans="2" fo:widows="2" fo:text-indent="0cm" style:auto-text-indent="false" fo:padding="0cm" fo:border="none"/>
      <style:text-properties fo:font-variant="normal" fo:text-transform="none" fo:color="#5c5c5c" loext:opacity="100%" fo:font-size="15pt" fo:letter-spacing="normal" fo:font-style="normal" fo:font-weight="bold"/>
    </style:style>
    <style:style style:name="P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Text_20_body">
      <style:paragraph-properties fo:margin-left="0cm" fo:margin-right="0cm" fo:text-indent="0cm" style:auto-text-indent="false" fo:padding="0cm" fo:border="none"/>
    </style:style>
    <style:style style:name="P7" style:family="paragraph" style:parent-style-name="Text_20_body">
      <style:paragraph-properties fo:margin-left="0cm" fo:margin-right="0cm" fo:margin-top="0.423cm" fo:margin-bottom="0.423cm" style:contextual-spacing="false" fo:orphans="2" fo:widows="2" fo:text-indent="0cm" style:auto-text-indent="false" fo:padding="0cm" fo:border="none"/>
      <style:text-properties fo:font-variant="normal" fo:text-transform="none" fo:color="#5c5c5c" loext:opacity="100%" style:font-name="Roboto"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5c5c5c" loext:opacity="100%" style:font-name="Roboto" fo:font-size="10.5pt" fo:letter-spacing="normal" fo:font-style="normal" fo:font-weight="normal"/>
    </style:style>
    <style:style style:name="P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5c5c5c" loext:opacity="100%" style:font-name="Roboto" fo:font-size="10.5pt" fo:letter-spacing="normal" fo:font-style="normal" fo:font-weight="normal"/>
    </style:style>
    <style:style style:name="P10" style:family="paragraph" style:parent-style-name="Text_20_body" style:list-style-name="L4">
      <style:paragraph-properties fo:margin-left="0cm" fo:margin-right="0cm" fo:margin-top="0cm" fo:margin-bottom="0cm" style:contextual-spacing="false" fo:line-height="100%" fo:text-align="start" style:justify-single-word="false" fo:orphans="2" fo:widows="2" fo:text-indent="0cm" style:auto-text-indent="false" fo:padding="0cm" fo:border="none" style:writing-mode="lr-tb"/>
    </style:style>
    <style:style style:name="P11" style:family="paragraph" style:parent-style-name="Text_20_body" style:list-style-name="L5">
      <style:paragraph-properties fo:margin-left="0cm" fo:margin-right="0cm" fo:margin-top="0cm" fo:margin-bottom="0cm" style:contextual-spacing="false" fo:line-height="100%" fo:text-align="start" style:justify-single-word="false" fo:orphans="2" fo:widows="2" fo:text-indent="0cm" style:auto-text-indent="false" fo:padding="0cm" fo:border="none" style:writing-mode="lr-tb"/>
    </style:style>
    <style:style style:name="T1" style:family="text">
      <style:text-properties fo:color="#1a73e8" loext:opacity="100%" style:text-underline-style="solid" style:text-underline-width="auto" style:text-underline-color="font-color" fo:background-color="#e6f4ea" loext:char-shading-value="0" loext:padding="0cm" loext:border="none"/>
    </style:style>
    <style:style style:name="T2" style:family="text">
      <style:text-properties fo:font-variant="normal" fo:text-transform="none" fo:color="#5c5c5c" loext:opacity="100%" style:font-name="Roboto" fo:font-size="10.5pt" fo:letter-spacing="normal" fo:font-style="normal" fo:font-weight="normal"/>
    </style:style>
    <style:style style:name="T3" style:family="text">
      <style:text-properties fo:font-variant="normal" fo:text-transform="none" fo:color="#5c5c5c" loext:opacity="100%" style:font-name="Roboto" fo:font-size="10.5pt" fo:letter-spacing="normal" fo:font-style="normal" fo:font-weight="bold"/>
    </style:style>
    <style:style style:name="T4" style:family="text">
      <style:text-properties fo:font-variant="normal" fo:text-transform="none" fo:color="#5c5c5c" loext:opacity="100%" fo:font-size="15pt" fo:letter-spacing="normal" fo:font-style="normal" fo:font-weight="bold"/>
    </style:style>
    <style:style style:name="T5" style:family="text">
      <style:text-properties fo:font-variant="normal" fo:text-transform="none" fo:color="#5c5c5c" loext:opacity="100%" style:font-name="var devsite-code-font-family" fo:font-size="10.5pt" fo:letter-spacing="normal" fo:font-style="normal" fo:font-weight="bold" fo:background-color="#e8eaed" loext:char-shading-value="0" loext:padding="0cm" loext:border="none"/>
    </style:style>
    <style:style style:name="T6" style:family="text">
      <style:text-properties fo:font-variant="normal" fo:text-transform="none" fo:color="#1a73e8" loext:opacity="100%" style:font-name="Roboto" fo:font-size="10.5pt" fo:letter-spacing="normal" fo:font-style="normal" style:text-underline-style="solid" style:text-underline-width="auto" style:text-underline-color="font-color" fo:font-weight="normal" loext:padding="0cm" loext:border="none"/>
    </style:style>
    <style:style style:name="T7" style:family="text">
      <style:text-properties fo:font-variant="normal" fo:text-transform="none" fo:color="#3c4043" loext:opacity="100%" style:text-line-through-style="none" style:text-line-through-type="none" style:font-name="Google Sans" fo:font-size="15pt" fo:letter-spacing="normal" fo:font-style="normal" style:text-underline-style="none" fo:font-weight="bold" style:text-blinking="false" loext:padding="0cm" loext:border="none"/>
    </style:style>
    <style:style style:name="T8" style:family="text">
      <style:text-properties fo:font-weight="bol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s://developer.android.com/codelabs/kotlin-android-training-available-resources#4" text:style-name="Internet_20_link" text:visited-style-name="Visited_20_Internet_20_Link"><text:span text:style-name="T7">5. Task: Explore docs and other resources</text:span></text:a></text:h>
      <text:h text:style-name="P2" text:outline-level="2"><text:bookmark text:name="step-1:-explore-the-official-android-documentation"/>Step 1: Explore the official Android documentation</text:h>
      <text:p text:style-name="P7">Explore a few of the most useful Android documentation sites and become familiar with what's available:</text:p>
      <text:list text:style-name="L2">
        <text:list-item>
          <text:p text:style-name="P3"><text:span text:style-name="T2">Go to </text:span><text:a xlink:type="simple" xlink:href="http://developer.android.com/index.html" office:target-frame-name="_blank" xlink:show="new" text:style-name="Internet_20_link" text:visited-style-name="Visited_20_Internet_20_Link"><text:span text:style-name="T6">developer.android.com</text:span></text:a><text:span text:style-name="T2">. This official Android developer documentation is kept current by Google.</text:span></text:p>
        </text:list-item>
        <text:list-item>
          <text:p text:style-name="P3"><text:span text:style-name="T2">Go to </text:span><text:a xlink:type="simple" xlink:href="http://developer.android.com/design/" office:target-frame-name="_blank" xlink:show="new" text:style-name="Internet_20_link" text:visited-style-name="Visited_20_Internet_20_Link"><text:span text:style-name="T6">developer.android.com/design/</text:span></text:a><text:span text:style-name="T2">. This site offers guidelines for designing the look and functionality of high-quality Android apps.</text:span></text:p>
        </text:list-item>
        <text:list-item>
          <text:p text:style-name="P3"><text:span text:style-name="T2">Go to </text:span><text:a xlink:type="simple" xlink:href="https://material.io/" office:target-frame-name="_blank" xlink:show="new" text:style-name="Internet_20_link" text:visited-style-name="Visited_20_Internet_20_Link"><text:span text:style-name="T6">material.io</text:span></text:a><text:span text:style-name="T2">, which is a site about Material Design. Material Design is a conceptual design philosophy that outlines how all apps, not just Android apps, should look and function on mobile devices. Navigate the links to learn more about Material Design. For example, to learn about the use of color, click the </text:span><text:span text:style-name="Strong_20_Emphasis"><text:span text:style-name="T3">Design</text:span></text:span><text:span text:style-name="T2"> tab, then select </text:span><text:span text:style-name="Strong_20_Emphasis"><text:span text:style-name="T3">Color</text:span></text:span><text:span text:style-name="T2">.</text:span></text:p>
        </text:list-item>
        <text:list-item>
          <text:p text:style-name="P3"><text:span text:style-name="T2">Go to </text:span><text:a xlink:type="simple" xlink:href="http://developer.android.com/docs/" office:target-frame-name="_blank" xlink:show="new" text:style-name="Internet_20_link" text:visited-style-name="Visited_20_Internet_20_Link"><text:span text:style-name="T6">developer.android.com/docs/</text:span></text:a><text:span text:style-name="T2"> to find API information, reference documentation, tutorials, tool guides, and code samples.</text:span></text:p>
        </text:list-item>
        <text:list-item>
          <text:p text:style-name="P3"><text:span text:style-name="T2">Go to </text:span><text:a xlink:type="simple" xlink:href="http://developer.android.com/distribute/" office:target-frame-name="_blank" xlink:show="new" text:style-name="Internet_20_link" text:visited-style-name="Visited_20_Internet_20_Link"><text:span text:style-name="T6">developer.android.com/distribute/</text:span></text:a><text:span text:style-name="T2"> to find information about publishing an app on </text:span><text:a xlink:type="simple" xlink:href="https://developer.android.com/distribute/googleplay/index.html" office:target-frame-name="_blank" xlink:show="new" text:style-name="Internet_20_link" text:visited-style-name="Visited_20_Internet_20_Link"><text:span text:style-name="T6">Google Play</text:span></text:a><text:span text:style-name="T2">. Google Play is Google's digital distribution system for apps developed with the Android SDK. Use the </text:span><text:a xlink:type="simple" xlink:href="https://developer.android.com/distribute/console/index.html" office:target-frame-name="_blank" xlink:show="new" text:style-name="Internet_20_link" text:visited-style-name="Visited_20_Internet_20_Link"><text:span text:style-name="T6">Google Play Console</text:span></text:a><text:span text:style-name="T2"> to grow your user base and start </text:span><text:a xlink:type="simple" xlink:href="https://developer.android.com/distribute/best-practices/earn/" office:target-frame-name="_blank" xlink:show="new" text:style-name="Internet_20_link" text:visited-style-name="Visited_20_Internet_20_Link"><text:span text:style-name="T6">earning money</text:span></text:a><text:span text:style-name="T2">.</text:span></text:p>
        </text:list-item>
      </text:list>
      <text:h text:style-name="P1" text:outline-level="2"><text:bookmark text:name="step-2:-explore-content-from-the-android-team-and-google-search"/><text:span text:style-name="Strong_20_Emphasis"><text:span text:style-name="T4">Step 2: Explore content from the Android team and Google Search</text:span></text:span></text:h>
      <text:list text:style-name="L3">
        <text:list-item>
          <text:p text:style-name="P4"><text:span text:style-name="T2">Explore the </text:span><text:a xlink:type="simple" xlink:href="https://www.youtube.com/user/androiddevelopers" office:target-frame-name="_blank" xlink:show="new" text:style-name="Internet_20_link" text:visited-style-name="Visited_20_Internet_20_Link"><text:span text:style-name="T6">Android Developer YouTube channel</text:span></text:a><text:span text:style-name="T2">, which is a great source of tutorials and tips.</text:span></text:p>
        </text:list-item>
        <text:list-item>
          <text:p text:style-name="P4"><text:span text:style-name="T2">Visit the </text:span><text:a xlink:type="simple" xlink:href="https://blog.google/products/android/" office:target-frame-name="_blank" xlink:show="new" text:style-name="Internet_20_link" text:visited-style-name="Visited_20_Internet_20_Link"><text:span text:style-name="T6">official Android blog</text:span></text:a><text:span text:style-name="T2">, where the Android team posts news and tips.</text:span></text:p>
        </text:list-item>
        <text:list-item>
          <text:p text:style-name="P8">Enter a question into Google Search, and the Google Search engine collects relevant results from various resources. For example, use Google Search to ask the question, "What is the most popular Android OS version in India?" You can even enter error messages in Google Search.</text:p>
        </text:list-item>
      </text:list>
      <text:h text:style-name="P1" text:outline-level="2"><text:bookmark text:name="step-3:-search-on-stack-overflow"/><text:span text:style-name="T4">Step 3: </text:span><text:span text:style-name="Strong_20_Emphasis"><text:span text:style-name="T4">Search on Stack Overflow</text:span></text:span></text:h>
      <text:p text:style-name="P7">Stack Overflow is a community of programmers helping each other. If you run into a problem, chances are high that someone has already posted an answer.</text:p>
      <text:list text:style-name="L4">
        <text:list-item>
          <text:p text:style-name="P5"><text:span text:style-name="T2">Go to </text:span><text:a xlink:type="simple" xlink:href="http://stackoverflow.com/" office:target-frame-name="_blank" xlink:show="new" text:style-name="Internet_20_link" text:visited-style-name="Visited_20_Internet_20_Link"><text:span text:style-name="T6">Stack Overflow</text:span></text:a><text:span text:style-name="T2">.</text:span></text:p>
        </text:list-item>
        <text:list-item>
          <text:p text:style-name="P9">In the search box, enter a question such as "How do I set up and use ADB over Wi-Fi?" You can search on Stack Overflow without registering, but if you want to post a new question or answer a question, you need to register.</text:p>
        </text:list-item>
        <text:list-item>
          <text:p text:style-name="P10"><text:span text:style-name="T2">In the search box, enter </text:span><text:span text:style-name="Source_20_Text"><text:span text:style-name="T5">[android]</text:span></text:span><text:span text:style-name="T2">. The </text:span><text:span text:style-name="Source_20_Text"><text:span text:style-name="T5">[]</text:span></text:span><text:span text:style-name="T2"> brackets indicate that you want to search for posts that have been tagged as being about Android.</text:span></text:p>
        </text:list-item>
        <text:list-item>
          <text:p text:style-name="P9">You can combine tags and search terms to make your search more specific. Try these searches:</text:p>
        </text:list-item>
      </text:list>
      <text:list text:style-name="L5">
        <text:list-item>
          <text:p text:style-name="P11"><text:span text:style-name="Source_20_Text"><text:span text:style-name="T5">[android] and [layout]</text:span></text:span></text:p>
        </text:list-item>
        <text:list-item>
          <text:p text:style-name="P11"><text:span text:style-name="Source_20_Text"><text:span text:style-name="T5">[android] "hello world"</text:span></text:span></text:p>
        </text:list-item>
      </text:list>
      <text:p text:style-name="P6"><text:span text:style-name="Strong_20_Emphasis"><text:span text:style-name="T8">Tip:</text:span></text:span> To learn more about the many ways in which you can search on Stack Overflow, see the <text:a xlink:type="simple" xlink:href="http://stackoverflow.com/help/searching" office:target-frame-name="_blank" xlink:show="new" text:style-name="Internet_20_link" text:visited-style-name="Visited_20_Internet_20_Link"><text:span text:style-name="T1">Stack Overflow help center</text:span></text:a>.</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var devsite-code-font-family" svg:font-family="'var devsite-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10:20:47.433000000</meta:creation-date>
    <dc:date>2023-03-29T10:23:50.722000000</dc:date>
    <meta:editing-duration>PT3M3S</meta:editing-duration>
    <meta:editing-cycles>1</meta:editing-cycles>
    <meta:document-statistic meta:table-count="0" meta:image-count="0" meta:object-count="0" meta:page-count="2" meta:paragraph-count="21" meta:word-count="421" meta:character-count="2521" meta:non-whitespace-character-count="2135"/>
    <meta:generator>LibreOffice/7.5.1.2$Windows_X86_64 LibreOffice_project/fcbaee479e84c6cd81291587d2ee68cba099e129</meta:generator>
  </office:meta>
</office:document-meta>
</file>